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2">
      <style:table-cell-properties fo:border-top="thin solid #000000" fo:border-bottom="none" fo:border-left="none" fo:border-right="none"/>
    </style:style>
    <style:style style:name="ce9" style:family="table-cell" style:parent-style-name="Default" style:data-style-name="N2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11" style:family="table-cell" style:parent-style-name="Default" style:data-style-name="N0">
      <style:text-properties fo:color="#FF0000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/>
      <style:text-properties fo:color="#FF0000"/>
    </style:style>
    <style:style style:name="ce13" style:family="table-cell" style:parent-style-name="Default" style:data-style-name="N36">
      <style:table-cell-properties fo:border-top="none" fo:border-bottom="thin solid #000000" fo:border-left="none" fo:border-right="none"/>
      <style:text-properties fo:color="#FF0000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2.46062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37">
      <style:graphic-properties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/>
    </style:style>
    <style:style style:family="graphic" style:name="a35">
      <style:graphic-properties/>
    </style:style>
    <style:style style:family="graphic" style:name="a36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STR_-_Com_defeito" table:style-name="ta1">
        <table:shapes>
          <draw:frame draw:z-index="1" draw:id="id0" draw:style-name="a0" draw:name="Chart 1" svg:x="5.74882in" svg:y="0.26654in" svg:width="3.98583in" svg:height="3.54055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9.89252in" svg:y="0.2815in" svg:width="3.88543in" svg:height="3.54055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9.89961in" svg:y="4.08307in" svg:width="3.9748in" svg:height="3.54291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Chart 4" svg:x="5.76969in" svg:y="4.15315in" svg:width="3.92441in" svg:height="3.55551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18" draw:name="Quadro de texto 1" svg:x="0.21614in" svg:y="4.0063in" svg:width="5.01024in" svg:height="2.27559in">
            <draw:text-box>
              <text:p text:style-name="a5" text:class-names="" text:cond-style-name=""><text:span text:style-name="a4" text:class-names="">A área teórica foi obtida a partir de integração numérica do tipo trapézio usando a biblioteca scipy.integrate (vide anexo)</text:span></text:p>
              <text:p text:style-name="a7" text:class-names="" text:cond-style-name=""><text:span text:style-name="a6" text:class-names=""/></text:p>
              <text:p text:style-name="a9" text:class-names="" text:cond-style-name=""><text:span text:style-name="a8" text:class-names="">As áreas teóricas e experimentais se encontram em faixas aceitáveis, com uma diferença percentual de 3,74%. As absorbâncias não extrapolaram a reta de calibração, algo que garante precisão nas medidas feitas.</text:span></text:p>
              <text:p text:style-name="a11" text:class-names="" text:cond-style-name=""><text:span text:style-name="a10" text:class-names=""/></text:p>
              <text:p text:style-name="a13" text:class-names="" text:cond-style-name=""><text:span text:style-name="a12" text:class-names="">Seguindo os comentários, o tempo médio obtido foi de 45,01 segundos, seguido da variância de 2528,58 e desvio padrão de 50,28.</text:span></text:p>
              <text:p text:style-name="a15" text:class-names="" text:cond-style-name=""><text:span text:style-name="a14" text:class-names=""/></text:p>
              <text:p text:style-name="a17" text:class-names="" text:cond-style-name=""><text:span text:style-name="a16" text:class-names="">A curva apresenta um comportamento bem próximo do ideal, sem a presença de tempos mortos ou bipass.</text:span></text:p>
            </draw:text-box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t(s)</text:p>
          </table:table-cell>
          <table:table-cell office:value-type="string" table:style-name="ce2">
            <text:p>Abs</text:p>
          </table:table-cell>
          <table:table-cell office:value-type="string" table:style-name="ce2">
            <text:p>Conc</text:p>
          </table:table-cell>
          <table:table-cell office:value-type="string" table:style-name="ce2">
            <text:p>E(t)</text:p>
          </table:table-cell>
          <table:table-cell office:value-type="string" table:style-name="ce2">
            <text:p>t*E(t)</text:p>
          </table:table-cell>
          <table:table-cell office:value-type="string" table:style-name="ce2">
            <text:p>E(t)*(t-tm)²</text:p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29949999999999999" table:style-name="ce1">
            <text:p>0.2995</text:p>
          </table:table-cell>
          <table:table-cell office:value-type="float" office:value="1.7995757000000001" table:formula="of:=6.0086*[.B3]" table:style-name="ce1">
            <text:p>1.7995757</text:p>
          </table:table-cell>
          <table:table-cell office:value-type="float" office:value="2.0580691903019217E-2" table:formula="of:=[.C3]/[.$B$14]" table:style-name="ce1">
            <text:p>0.020580692</text:p>
          </table:table-cell>
          <table:table-cell office:value-type="float" office:value="0.41161383806038432" table:formula="of:=[.D3]*[.A3]" table:style-name="ce1">
            <text:p>0.411613838</text:p>
          </table:table-cell>
          <table:table-cell office:value-type="float" office:value="12.873224843407707" table:formula="of:=[.D3]*([.A3]-[.$B$15])^2" table:style-name="ce1">
            <text:p>12.87322484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1865" table:style-name="ce1">
            <text:p>0.1865</text:p>
          </table:table-cell>
          <table:table-cell office:value-type="float" office:value="1.1206039000000001" table:formula="of:=6.0086*[.B4]" table:style-name="ce1">
            <text:p>1.1206039</text:p>
          </table:table-cell>
          <table:table-cell office:value-type="float" office:value="1.2815689615736507E-2" table:formula="of:=[.C4]/[.$B$14]" table:style-name="ce1">
            <text:p>0.01281569</text:p>
          </table:table-cell>
          <table:table-cell office:value-type="float" office:value="0.51262758462946023" table:formula="of:=[.D4]*[.A4]" table:style-name="ce1">
            <text:p>0.512627585</text:p>
          </table:table-cell>
          <table:table-cell office:value-type="float" office:value="0.32167509092394764" table:formula="of:=[.D4]*([.A4]-[.$B$15])^2" table:style-name="ce1">
            <text:p>0.32167509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113" table:style-name="ce1">
            <text:p>0.113</text:p>
          </table:table-cell>
          <table:table-cell office:value-type="float" office:value="0.67897180000000001" table:formula="of:=6.0086*[.B5]" table:style-name="ce1">
            <text:p>0.6789718</text:p>
          </table:table-cell>
          <table:table-cell office:value-type="float" office:value="7.7650022872827089E-3" table:formula="of:=[.C5]/[.$B$14]" table:style-name="ce1">
            <text:p>0.007765002</text:p>
          </table:table-cell>
          <table:table-cell office:value-type="float" office:value="0.46590013723696255" table:formula="of:=[.D5]*[.A5]" table:style-name="ce1">
            <text:p>0.465900137</text:p>
          </table:table-cell>
          <table:table-cell office:value-type="float" office:value="1.7447967904526538" table:formula="of:=[.D5]*([.A5]-[.$B$15])^2" table:style-name="ce1">
            <text:p>1.74479679</text:p>
          </table:table-cell>
          <table:table-cell table:number-columns-repeated="1637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0.39055900000000005" table:formula="of:=6.0086*[.B6]" table:style-name="ce1">
            <text:p>0.390559</text:p>
          </table:table-cell>
          <table:table-cell office:value-type="float" office:value="4.4665942360475764E-3" table:formula="of:=[.C6]/[.$B$14]" table:style-name="ce1">
            <text:p>0.004466594</text:p>
          </table:table-cell>
          <table:table-cell office:value-type="float" office:value="0.35732753888380608" table:formula="of:=[.D6]*[.A6]" table:style-name="ce1">
            <text:p>0.357327539</text:p>
          </table:table-cell>
          <table:table-cell office:value-type="float" office:value="5.4684517698524724" table:formula="of:=[.D6]*([.A6]-[.$B$15])^2" table:style-name="ce1">
            <text:p>5.46845177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.4500000000000003E-2" table:style-name="ce1">
            <text:p>0.0345</text:p>
          </table:table-cell>
          <table:table-cell office:value-type="float" office:value="0.20729670000000003" table:formula="of:=6.0086*[.B7]" table:style-name="ce1">
            <text:p>0.2072967</text:p>
          </table:table-cell>
          <table:table-cell office:value-type="float" office:value="2.3707307868252518E-3" table:formula="of:=[.C7]/[.$B$14]" table:style-name="ce1">
            <text:p>0.002370731</text:p>
          </table:table-cell>
          <table:table-cell office:value-type="float" office:value="0.23707307868252517" table:formula="of:=[.D7]*[.A7]" table:style-name="ce1">
            <text:p>0.237073079</text:p>
          </table:table-cell>
          <table:table-cell office:value-type="float" office:value="7.168853063353958" table:formula="of:=[.D7]*([.A7]-[.$B$15])^2" table:style-name="ce1">
            <text:p>7.168853063</text:p>
          </table:table-cell>
          <table:table-cell table:number-columns-repeated="1637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.02" table:style-name="ce1">
            <text:p>0.02</text:p>
          </table:table-cell>
          <table:table-cell office:value-type="float" office:value="0.12017200000000001" table:formula="of:=6.0086*[.B8]" table:style-name="ce1">
            <text:p>0.120172</text:p>
          </table:table-cell>
          <table:table-cell office:value-type="float" office:value="1.3743366880146388E-3" table:formula="of:=[.C8]/[.$B$14]" table:style-name="ce1">
            <text:p>0.001374337</text:p>
          </table:table-cell>
          <table:table-cell office:value-type="float" office:value="0.16492040256175666" table:formula="of:=[.D8]*[.A8]" table:style-name="ce1">
            <text:p>0.164920403</text:p>
          </table:table-cell>
          <table:table-cell office:value-type="float" office:value="7.7285825024839916" table:formula="of:=[.D8]*([.A8]-[.$B$15])^2" table:style-name="ce1">
            <text:p>7.728582502</text:p>
          </table:table-cell>
          <table:table-cell table:number-columns-repeated="1637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6.6094600000000003E-2" table:formula="of:=6.0086*[.B9]" table:style-name="ce1">
            <text:p>0.0660946</text:p>
          </table:table-cell>
          <table:table-cell office:value-type="float" office:value="7.5588517840805133E-4" table:formula="of:=[.C9]/[.$B$14]" table:style-name="ce1">
            <text:p>0.000755885</text:p>
          </table:table-cell>
          <table:table-cell office:value-type="float" office:value="0.10582392497712718" table:formula="of:=[.D9]*[.A9]" table:style-name="ce1">
            <text:p>0.105823925</text:p>
          </table:table-cell>
          <table:table-cell office:value-type="float" office:value="6.8204276288822072" table:formula="of:=[.D9]*([.A9]-[.$B$15])^2" table:style-name="ce1">
            <text:p>6.820427629</text:p>
          </table:table-cell>
          <table:table-cell table:number-columns-repeated="16378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E-3" table:style-name="ce1">
            <text:p>0.001</text:p>
          </table:table-cell>
          <table:table-cell office:value-type="float" office:value="6.0086000000000002E-3" table:formula="of:=6.0086*[.B10]" table:style-name="ce1">
            <text:p>0.0060086</text:p>
          </table:table-cell>
          <table:table-cell office:value-type="float" office:value="6.8716834400731937E-5" table:formula="of:=[.C10]/[.$B$14]" table:style-name="ce1">
            <text:p>6.87168E-05</text:p>
          </table:table-cell>
          <table:table-cell office:value-type="float" office:value="1.0994693504117109E-2" table:formula="of:=[.D10]*[.A10]" table:style-name="ce1">
            <text:p>0.010994694</text:p>
          </table:table-cell>
          <table:table-cell office:value-type="float" office:value="0.90862209310224173" table:formula="of:=[.D10]*([.A10]-[.$B$15])^2" table:style-name="ce1">
            <text:p>0.908622093</text:p>
          </table:table-cell>
          <table:table-cell table:number-columns-repeated="16378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6.0086*[.B11]" table:style-name="ce1">
            <text:p>0</text:p>
          </table:table-cell>
          <table:table-cell office:value-type="float" office:value="0" table:formula="of:=[.C11]/[.$B$14]" table:style-name="ce1">
            <text:p>0</text:p>
          </table:table-cell>
          <table:table-cell office:value-type="float" office:value="0" table:formula="of:=[.D11]*[.A11]" table:style-name="ce1">
            <text:p>0</text:p>
          </table:table-cell>
          <table:table-cell office:value-type="float" office:value="0" table:formula="of:=[.D11]*([.A11]-[.$B$15])^2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6.0086*[.B12]" table:style-name="ce3">
            <text:p>0</text:p>
          </table:table-cell>
          <table:table-cell office:value-type="float" office:value="0" table:formula="of:=[.C12]/[.$B$14]" table:style-name="ce3">
            <text:p>0</text:p>
          </table:table-cell>
          <table:table-cell office:value-type="float" office:value="0" table:formula="of:=[.D12]*[.A12]" table:style-name="ce3">
            <text:p>0</text:p>
          </table:table-cell>
          <table:table-cell office:value-type="float" office:value="0" table:formula="of:=[.D12]*([.A12]-[.$B$15])^2" table:style-name="ce3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A <text:s/>(mg/L.s)</text:p>
          </table:table-cell>
          <table:table-cell office:value-type="float" office:value="87.44" table:style-name="ce4">
            <text:p>87.44</text:p>
          </table:table-cell>
          <table:table-cell table:style-name="ce1"/>
          <table:table-cell office:value-type="string" table:style-name="ce4">
            <text:p>Ateorica (mg/L.s)</text:p>
          </table:table-cell>
          <table:table-cell office:value-type="float" office:value="90.840272520817564" table:formula="of:=1*1000/[.B19]*60" table:style-name="ce4">
            <text:p>90.8402725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m (s)</text:p>
          </table:table-cell>
          <table:table-cell office:value-type="float" office:value="45.01" table:style-name="ce1">
            <text:p>45.01</text:p>
          </table:table-cell>
          <table:table-cell table:style-name="ce1"/>
          <table:table-cell office:value-type="string" table:style-name="ce3">
            <text:p>Erro %</text:p>
          </table:table-cell>
          <table:table-cell office:value-type="float" office:value="3.7431333333333372" table:formula="of:=ABS([.E14]-[.B14])/[.E14] * 100" table:style-name="ce3">
            <text:p>3.74313333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g_2</text:p>
          </table:table-cell>
          <table:table-cell office:value-type="float" office:value="2528.58" table:style-name="ce1">
            <text:p>2528.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ig</text:p>
          </table:table-cell>
          <table:table-cell office:value-type="float" office:value="50.284987819427776" table:formula="of:=SQRT([.B16])" table:style-name="ce3">
            <text:p>50.2849878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Q (mL/min)</text:p>
          </table:table-cell>
          <table:table-cell office:value-type="float" office:value="660.5" table:formula="of:=13.21*50" table:style-name="ce4">
            <text:p>660.5</text:p>
          </table:table-cell>
          <table:table-cell table:style-name="ce1"/>
          <table:table-cell office:value-type="string" table:style-name="ce11">
            <text:p>o erro ou o quanto o sistema desvia da idealidad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 (mL)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string" table:style-name="ce11">
            <text:p>deve ser em função da diferença do tau para o t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tau (min)</text:p>
          </table:table-cell>
          <table:table-cell office:value-type="float" office:value="0.75700227100681305" table:formula="of:=[.B20]/[.B19]" table:style-name="ce3">
            <text:p>0.757002271</text:p>
          </table:table-cell>
          <table:table-cell office:value-type="float" office:value="45.420136260408782" table:formula="of:=[.B21]*60" table:style-name="ce11">
            <text:p>45.42013626</text:p>
          </table:table-cell>
          <table:table-cell office:value-type="string" table:style-name="ce11">
            <text:p>s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number-rows-repeated="10" table:style-name="ro1">
          <table:table-cell table:number-columns-repeated="6" table:style-name="ce5"/>
          <table:table-cell table:number-columns-repeated="16378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1">
            <text:p>verdade a curva E ficou ótima e realmente não apresenta desvio.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1">
            <text:p>eu só achei esse desvio padrão elevado comparando com o tempo médio</text:p>
          </table:table-cell>
          <table:table-cell table:number-columns-repeated="16382"/>
        </table:table-row>
        <table:table-row table:number-rows-repeated="1048538" table:style-name="ro1">
          <table:table-cell table:number-columns-repeated="16384"/>
        </table:table-row>
      </table:table>
      <table:table table:name="CSTR_-_Sem_defeito" table:style-name="ta2">
        <table:table-column table:style-name="co2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PFR_-_Limpo_-_Com_defeito" table:style-name="ta2">
        <table:shapes>
          <draw:frame draw:z-index="1" draw:id="id5" draw:style-name="a19" draw:name="Chart 1" svg:x="7.61496in" svg:y="0.19528in" svg:width="4.07559in" svg:height="3.53937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6" draw:style-name="a20" draw:name="Chart 2" svg:x="12.10984in" svg:y="0.25984in" svg:width="4.12638in" svg:height="3.53937in" style:rel-width="scale" style:rel-height="scale">
            <draw:object xlink:href="Object 6/" xlink:type="simple" xlink:show="embed" xlink:actuate="onLoad"/>
            <svg:title/>
            <svg:desc/>
          </draw:frame>
          <draw:frame draw:z-index="3" draw:id="id7" draw:style-name="a21" draw:name="Chart 3" svg:x="7.73228in" svg:y="4.17087in" svg:width="3.89094in" svg:height="3.55551in" style:rel-width="scale" style:rel-height="scale">
            <draw:object xlink:href="Object 7/" xlink:type="simple" xlink:show="embed" xlink:actuate="onLoad"/>
            <svg:title/>
            <svg:desc/>
          </draw:frame>
          <draw:frame draw:z-index="4" draw:id="id8" draw:style-name="a22" draw:name="Chart 4" svg:x="12.17677in" svg:y="4.21929in" svg:width="3.97559in" svg:height="3.55551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number-columns-repeated="3" table:default-cell-style-name="ce1"/>
        <table:table-column table:style-name="co4" table:number-columns-repeated="16377" table:default-cell-style-name="ce1"/>
        <table:table-row table:style-name="ro1">
          <table:table-cell table:style-name="ce2"/>
          <table:table-cell office:value-type="string" table:style-name="ce2">
            <text:p>t(s)</text:p>
          </table:table-cell>
          <table:table-cell office:value-type="string" table:style-name="ce2">
            <text:p>Abs</text:p>
          </table:table-cell>
          <table:table-cell office:value-type="string" table:style-name="ce2">
            <text:p>C(t)</text:p>
          </table:table-cell>
          <table:table-cell office:value-type="string" table:style-name="ce2">
            <text:p>E(t)</text:p>
          </table:table-cell>
          <table:table-cell office:value-type="string" table:style-name="ce2">
            <text:p>t.E(t)</text:p>
          </table:table-cell>
          <table:table-cell office:value-type="string" table:style-name="ce2">
            <text:p>E(t)*(t-tm)²</text:p>
          </table:table-cell>
          <table:table-cell table:number-columns-repeated="16377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D2]/[.$B$21]" table:style-name="ce1">
            <text:p>0</text:p>
          </table:table-cell>
          <table:table-cell office:value-type="float" office:value="0" table:formula="of:=[.E2]*[.B2]" table:style-name="ce1">
            <text:p>0</text:p>
          </table:table-cell>
          <table:table-cell office:value-type="float" office:value="0" table:formula="of:=[.E2]*([.B2]-[.$B$22])^2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31.92" table:style-name="ce1">
            <text:p>31.92</text:p>
          </table:table-cell>
          <table:table-cell office:value-type="float" office:value="0.14299999999999999" table:style-name="ce1">
            <text:p>0.143</text:p>
          </table:table-cell>
          <table:table-cell office:value-type="float" office:value="0.85922979999999993" table:formula="of:=6.0086*[.C3]" table:style-name="ce1">
            <text:p>0.8592298</text:p>
          </table:table-cell>
          <table:table-cell office:value-type="float" office:value="5.6468835436382751E-3" table:formula="of:=[.D3]/[.$B$21]" table:style-name="ce1">
            <text:p>0.005646884</text:p>
          </table:table-cell>
          <table:table-cell office:value-type="float" office:value="0.18024852271293376" table:formula="of:=[.E3]*[.B3]" table:style-name="ce1">
            <text:p>0.180248523</text:p>
          </table:table-cell>
          <table:table-cell office:value-type="float" office:value="2.0064647779344114" table:formula="of:=[.E3]*([.B3]-[.$B$22])^2" table:style-name="ce1">
            <text:p>2.006464778</text:p>
          </table:table-cell>
          <table:table-cell table:number-columns-repeated="16377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39.17" table:style-name="ce1">
            <text:p>39.17</text:p>
          </table:table-cell>
          <table:table-cell office:value-type="float" office:value="1.2210000000000001" table:style-name="ce1">
            <text:p>1.221</text:p>
          </table:table-cell>
          <table:table-cell office:value-type="float" office:value="7.3365006000000008" table:formula="of:=6.0086*[.C4]" table:style-name="ce1">
            <text:p>7.3365006</text:p>
          </table:table-cell>
          <table:table-cell office:value-type="float" office:value="4.821569794952682E-2" table:formula="of:=[.D4]/[.$B$21]" table:style-name="ce1">
            <text:p>0.048215698</text:p>
          </table:table-cell>
          <table:table-cell office:value-type="float" office:value="1.8886088886829657" table:formula="of:=[.E4]*[.B4]" table:style-name="ce1">
            <text:p>1.888608889</text:p>
          </table:table-cell>
          <table:table-cell office:value-type="float" office:value="6.4879043160883301" table:formula="of:=[.E4]*([.B4]-[.$B$22])^2" table:style-name="ce1">
            <text:p>6.487904316</text:p>
          </table:table-cell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45.17" table:style-name="ce1">
            <text:p>45.17</text:p>
          </table:table-cell>
          <table:table-cell office:value-type="float" office:value="0.73799999999999999" table:style-name="ce1">
            <text:p>0.738</text:p>
          </table:table-cell>
          <table:table-cell office:value-type="float" office:value="4.4343468000000001" table:formula="of:=6.0086*[.C5]" table:style-name="ce1">
            <text:p>4.4343468</text:p>
          </table:table-cell>
          <table:table-cell office:value-type="float" office:value="2.9142657728706625E-2" table:formula="of:=[.D5]/[.$B$21]" table:style-name="ce1">
            <text:p>0.029142658</text:p>
          </table:table-cell>
          <table:table-cell office:value-type="float" office:value="1.3163738496056783" table:formula="of:=[.E5]*[.B5]" table:style-name="ce1">
            <text:p>1.31637385</text:p>
          </table:table-cell>
          <table:table-cell office:value-type="float" office:value="0.91391374637224032" table:formula="of:=[.E5]*([.B5]-[.$B$22])^2" table:style-name="ce1">
            <text:p>0.913913746</text:p>
          </table:table-cell>
          <table:table-cell table:number-columns-repeated="16377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51.44" table:style-name="ce1">
            <text:p>51.44</text:p>
          </table:table-cell>
          <table:table-cell office:value-type="float" office:value="0.45300000000000001" table:style-name="ce1">
            <text:p>0.453</text:p>
          </table:table-cell>
          <table:table-cell office:value-type="float" office:value="2.7218958000000004" table:formula="of:=6.0086*[.C6]" table:style-name="ce1">
            <text:p>2.7218958</text:p>
          </table:table-cell>
          <table:table-cell office:value-type="float" office:value="1.7888379337539437E-2" table:formula="of:=[.D6]/[.$B$21]" table:style-name="ce1">
            <text:p>0.017888379</text:p>
          </table:table-cell>
          <table:table-cell office:value-type="float" office:value="0.9201782331230286" table:formula="of:=[.E6]*[.B6]" table:style-name="ce1">
            <text:p>0.920178233</text:p>
          </table:table-cell>
          <table:table-cell office:value-type="float" office:value="8.0300934846213243E-3" table:formula="of:=[.E6]*([.B6]-[.$B$22])^2" table:style-name="ce1">
            <text:p>0.008030093</text:p>
          </table:table-cell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57.59" table:style-name="ce1">
            <text:p>57.59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1.9527950000000003" table:formula="of:=6.0086*[.C7]" table:style-name="ce1">
            <text:p>1.952795</text:p>
          </table:table-cell>
          <table:table-cell office:value-type="float" office:value="1.2833826235541537E-2" table:formula="of:=[.D7]/[.$B$21]" table:style-name="ce1">
            <text:p>0.012833826</text:p>
          </table:table-cell>
          <table:table-cell office:value-type="float" office:value="0.73910005290483716" table:formula="of:=[.E7]*[.B7]" table:style-name="ce1">
            <text:p>0.739100053</text:p>
          </table:table-cell>
          <table:table-cell office:value-type="float" office:value="0.59693205939800231" table:formula="of:=[.E7]*([.B7]-[.$B$22])^2" table:style-name="ce1">
            <text:p>0.596932059</text:p>
          </table:table-cell>
          <table:table-cell table:number-columns-repeated="16377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64.290000000000006" table:style-name="ce1">
            <text:p>64.29</text:p>
          </table:table-cell>
          <table:table-cell office:value-type="float" office:value="0.214" table:style-name="ce1">
            <text:p>0.214</text:p>
          </table:table-cell>
          <table:table-cell office:value-type="float" office:value="1.2858404000000001" table:formula="of:=6.0086*[.C8]" table:style-name="ce1">
            <text:p>1.2858404</text:p>
          </table:table-cell>
          <table:table-cell office:value-type="float" office:value="8.4505809674027352E-3" table:formula="of:=[.D8]/[.$B$21]" table:style-name="ce1">
            <text:p>0.008450581</text:p>
          </table:table-cell>
          <table:table-cell office:value-type="float" office:value="0.54328785039432193" table:formula="of:=[.E8]*[.B8]" table:style-name="ce1">
            <text:p>0.54328785</text:p>
          </table:table-cell>
          <table:table-cell office:value-type="float" office:value="1.5446850752639336" table:formula="of:=[.E8]*([.B8]-[.$B$22])^2" table:style-name="ce1">
            <text:p>1.544685075</text:p>
          </table:table-cell>
          <table:table-cell table:number-columns-repeated="16377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70.44" table:style-name="ce1">
            <text:p>70.44</text:p>
          </table:table-cell>
          <table:table-cell office:value-type="float" office:value="0.158" table:style-name="ce1">
            <text:p>0.158</text:p>
          </table:table-cell>
          <table:table-cell office:value-type="float" office:value="0.94935880000000006" table:formula="of:=6.0086*[.C9]" table:style-name="ce1">
            <text:p>0.9493588</text:p>
          </table:table-cell>
          <table:table-cell office:value-type="float" office:value="6.2392139852786542E-3" table:formula="of:=[.D9]/[.$B$21]" table:style-name="ce1">
            <text:p>0.006239214</text:p>
          </table:table-cell>
          <table:table-cell office:value-type="float" office:value="0.43949023312302837" table:formula="of:=[.E9]*[.B9]" table:style-name="ce1">
            <text:p>0.439490233</text:p>
          </table:table-cell>
          <table:table-cell office:value-type="float" office:value="2.4140074199087791" table:formula="of:=[.E9]*([.B9]-[.$B$22])^2" table:style-name="ce1">
            <text:p>2.41400742</text:p>
          </table:table-cell>
          <table:table-cell table:number-columns-repeated="16377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76.63" table:style-name="ce1">
            <text:p>76.63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0.49270520000000007" table:formula="of:=6.0086*[.C10]" table:style-name="ce1">
            <text:p>0.4927052</text:p>
          </table:table-cell>
          <table:table-cell office:value-type="float" office:value="3.2380730809674031E-3" table:formula="of:=[.D10]/[.$B$21]" table:style-name="ce1">
            <text:p>0.003238073</text:p>
          </table:table-cell>
          <table:table-cell office:value-type="float" office:value="0.24813354019453207" table:formula="of:=[.E10]*[.B10]" table:style-name="ce1">
            <text:p>0.24813354</text:p>
          </table:table-cell>
          <table:table-cell office:value-type="float" office:value="2.1654276969369075" table:formula="of:=[.E10]*([.B10]-[.$B$22])^2" table:style-name="ce1">
            <text:p>2.165427697</text:p>
          </table:table-cell>
          <table:table-cell table:number-columns-repeated="16377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82.61" table:style-name="ce1">
            <text:p>82.61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0.52875680000000003" table:formula="of:=6.0086*[.C11]" table:style-name="ce1">
            <text:p>0.5287568</text:p>
          </table:table-cell>
          <table:table-cell office:value-type="float" office:value="3.4750052576235542E-3" table:formula="of:=[.D11]/[.$B$21]" table:style-name="ce1">
            <text:p>0.003475005</text:p>
          </table:table-cell>
          <table:table-cell office:value-type="float" office:value="0.28707018433228182" table:formula="of:=[.E11]*[.B11]" table:style-name="ce1">
            <text:p>0.287070184</text:p>
          </table:table-cell>
          <table:table-cell office:value-type="float" office:value="3.5229102901030487" table:formula="of:=[.E11]*([.B11]-[.$B$22])^2" table:style-name="ce1">
            <text:p>3.52291029</text:p>
          </table:table-cell>
          <table:table-cell table:number-columns-repeated="16377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89.22" table:style-name="ce1">
            <text:p>89.22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0.40257620000000005" table:formula="of:=6.0086*[.C12]" table:style-name="ce1">
            <text:p>0.4025762</text:p>
          </table:table-cell>
          <table:table-cell office:value-type="float" office:value="2.6457426393270245E-3" table:formula="of:=[.D12]/[.$B$21]" table:style-name="ce1">
            <text:p>0.002645743</text:p>
          </table:table-cell>
          <table:table-cell office:value-type="float" office:value="0.23605315828075712" table:formula="of:=[.E12]*[.B12]" table:style-name="ce1">
            <text:p>0.236053158</text:p>
          </table:table-cell>
          <table:table-cell office:value-type="float" office:value="3.9114725323376707" table:formula="of:=[.E12]*([.B12]-[.$B$22])^2" table:style-name="ce1">
            <text:p>3.911472532</text:p>
          </table:table-cell>
          <table:table-cell table:number-columns-repeated="16377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95.25" table:style-name="ce1">
            <text:p>95.25</text:p>
          </table:table-cell>
          <table:table-cell office:value-type="float" office:value="5.5E-2" table:style-name="ce1">
            <text:p>0.055</text:p>
          </table:table-cell>
          <table:table-cell office:value-type="float" office:value="0.33047300000000002" table:formula="of:=6.0086*[.C13]" table:style-name="ce1">
            <text:p>0.330473</text:p>
          </table:table-cell>
          <table:table-cell office:value-type="float" office:value="2.1718782860147214E-3" table:formula="of:=[.D13]/[.$B$21]" table:style-name="ce1">
            <text:p>0.002171878</text:p>
          </table:table-cell>
          <table:table-cell office:value-type="float" office:value="0.20687140674290222" table:formula="of:=[.E13]*[.B13]" table:style-name="ce1">
            <text:p>0.206871407</text:p>
          </table:table-cell>
          <table:table-cell office:value-type="float" office:value="4.2969969012828599" table:formula="of:=[.E13]*([.B13]-[.$B$22])^2" table:style-name="ce1">
            <text:p>4.296996901</text:p>
          </table:table-cell>
          <table:table-cell table:number-columns-repeated="16377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101.9" table:style-name="ce1">
            <text:p>101.9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0.25236120000000001" table:formula="of:=6.0086*[.C14]" table:style-name="ce1">
            <text:p>0.2523612</text:p>
          </table:table-cell>
          <table:table-cell office:value-type="float" office:value="1.6585252365930599E-3" table:formula="of:=[.D14]/[.$B$21]" table:style-name="ce1">
            <text:p>0.001658525</text:p>
          </table:table-cell>
          <table:table-cell office:value-type="float" office:value="0.16900372160883281" table:formula="of:=[.E14]*[.B14]" table:style-name="ce1">
            <text:p>0.169003722</text:p>
          </table:table-cell>
          <table:table-cell office:value-type="float" office:value="4.3358442140922717" table:formula="of:=[.E14]*([.B14]-[.$B$22])^2" table:style-name="ce1">
            <text:p>4.335844214</text:p>
          </table:table-cell>
          <table:table-cell table:number-columns-repeated="16377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109.19" table:style-name="ce1">
            <text:p>109.19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19227520000000001" table:formula="of:=6.0086*[.C15]" table:style-name="ce1">
            <text:p>0.1922752</text:p>
          </table:table-cell>
          <table:table-cell office:value-type="float" office:value="1.2636382754994742E-3" table:formula="of:=[.D15]/[.$B$21]" table:style-name="ce1">
            <text:p>0.001263638</text:p>
          </table:table-cell>
          <table:table-cell office:value-type="float" office:value="0.13797666330178759" table:formula="of:=[.E15]*[.B15]" table:style-name="ce1">
            <text:p>0.137976663</text:p>
          </table:table-cell>
          <table:table-cell office:value-type="float" office:value="4.3126665213543625" table:formula="of:=[.E15]*([.B15]-[.$B$22])^2" table:style-name="ce1">
            <text:p>4.312666521</text:p>
          </table:table-cell>
          <table:table-cell table:number-columns-repeated="16377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116.54" table:style-name="ce1">
            <text:p>116.54</text:p>
          </table:table-cell>
          <table:table-cell office:value-type="float" office:value="2.3E-2" table:style-name="ce1">
            <text:p>0.023</text:p>
          </table:table-cell>
          <table:table-cell office:value-type="float" office:value="0.13819780000000001" table:formula="of:=6.0086*[.C16]" table:style-name="ce1">
            <text:p>0.1381978</text:p>
          </table:table-cell>
          <table:table-cell office:value-type="float" office:value="9.0824001051524714E-4" table:formula="of:=[.D16]/[.$B$21]" table:style-name="ce1">
            <text:p>0.00090824</text:p>
          </table:table-cell>
          <table:table-cell office:value-type="float" office:value="0.1058462908254469" table:formula="of:=[.E16]*[.B16]" table:style-name="ce1">
            <text:p>0.105846291</text:p>
          </table:table-cell>
          <table:table-cell office:value-type="float" office:value="3.9287673649817307" table:formula="of:=[.E16]*([.B16]-[.$B$22])^2" table:style-name="ce1">
            <text:p>3.928767365</text:p>
          </table:table-cell>
          <table:table-cell table:number-columns-repeated="16377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123.72" table:style-name="ce1">
            <text:p>123.7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0.10214620000000002" table:formula="of:=6.0086*[.C17]" table:style-name="ce1">
            <text:p>0.1021462</text:p>
          </table:table-cell>
          <table:table-cell office:value-type="float" office:value="6.7130783385909581E-4" table:formula="of:=[.D17]/[.$B$21]" table:style-name="ce1">
            <text:p>0.000671308</text:p>
          </table:table-cell>
          <table:table-cell office:value-type="float" office:value="8.3054205205047332E-2" table:formula="of:=[.E17]*[.B17]" table:style-name="ce1">
            <text:p>0.083054205</text:p>
          </table:table-cell>
          <table:table-cell office:value-type="float" office:value="3.572500577717534" table:formula="of:=[.E17]*([.B17]-[.$B$22])^2" table:style-name="ce1">
            <text:p>3.572500578</text:p>
          </table:table-cell>
          <table:table-cell table:number-columns-repeated="16377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138.31" table:style-name="ce3">
            <text:p>138.31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3.6051600000000003E-2" table:formula="of:=6.0086*[.C18]" table:style-name="ce3">
            <text:p>0.0360516</text:p>
          </table:table-cell>
          <table:table-cell office:value-type="float" office:value="2.3693217665615143E-4" table:formula="of:=[.D18]/[.$B$21]" table:style-name="ce3">
            <text:p>0.000236932</text:p>
          </table:table-cell>
          <table:table-cell office:value-type="float" office:value="3.2770089353312305E-2" table:formula="of:=[.E18]*[.B18]" table:style-name="ce3">
            <text:p>0.032770089</text:p>
          </table:table-cell>
          <table:table-cell office:value-type="float" office:value="1.8156708818517349" table:formula="of:=[.E18]*([.B18]-[.$B$22])^2" table:style-name="ce3">
            <text:p>1.815670882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Aexp (mg/L,s)</text:p>
          </table:table-cell>
          <table:table-cell office:value-type="float" office:value="152.16" table:style-name="ce4">
            <text:p>152.16</text:p>
          </table:table-cell>
          <table:table-cell table:style-name="ce1"/>
          <table:table-cell office:value-type="string" table:style-name="ce4">
            <text:p>Ateo (mg/L.s)</text:p>
          </table:table-cell>
          <table:table-cell office:value-type="float" office:value="93.16770186335404" table:formula="of:=1*1000/[.B26]*60" table:style-name="ce8">
            <text:p>93.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1">
            <text:p>tm (s)</text:p>
          </table:table-cell>
          <table:table-cell office:value-type="float" office:value="50.77" table:style-name="ce11">
            <text:p>50.77</text:p>
          </table:table-cell>
          <table:table-cell table:style-name="ce1"/>
          <table:table-cell office:value-type="string" table:style-name="ce3">
            <text:p>Erro %</text:p>
          </table:table-cell>
          <table:table-cell office:value-type="float" office:value="63.318399999999997" table:formula="of:=ABS([.B21]-[.E21])/[.E21] * 100" table:style-name="ce3">
            <text:p>63.318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g-2</text:p>
          </table:table-cell>
          <table:table-cell office:value-type="float" office:value="660" table:style-name="ce1">
            <text:p>66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ig</text:p>
          </table:table-cell>
          <table:table-cell office:value-type="float" office:value="25.690465157330259" table:formula="of:=SQRT([.B23])" table:style-name="ce9">
            <text:p>25.69</text:p>
          </table:table-cell>
          <table:table-cell table:number-columns-repeated="16382" table:style-name="ce1"/>
        </table:table-row>
        <table:table-row table:style-name="ro1">
          <table:table-cell table:number-columns-repeated="5" table:style-name="ce1"/>
          <table:table-cell office:value-type="string" table:style-name="ce11">
            <text:p>o erro ou o quanto o sistema desvia da idealidad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Q (mL/min)</text:p>
          </table:table-cell>
          <table:table-cell office:value-type="float" office:value="644" table:formula="of:=12.88*50" table:style-name="ce4">
            <text:p>644</text:p>
          </table:table-cell>
          <table:table-cell table:number-columns-repeated="3" table:style-name="ce1"/>
          <table:table-cell office:value-type="string" table:style-name="ce11">
            <text:p>deve ser em função da diferença do tau para o t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 (mL)</text:p>
          </table:table-cell>
          <table:table-cell office:value-type="float" office:value="469" table:style-name="ce1">
            <text:p>46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tau (min)</text:p>
          </table:table-cell>
          <table:table-cell office:value-type="float" office:value="0.72826086956521741" table:formula="of:=[.B27]/[.B26]" table:style-name="ce13">
            <text:p>0.728</text:p>
          </table:table-cell>
          <table:table-cell office:value-type="float" office:value="43.695652173913047" table:formula="of:=[.B28]*60" table:style-name="ce11">
            <text:p>43.69565217</text:p>
          </table:table-cell>
          <table:table-cell office:value-type="string" table:style-name="ce11">
            <text:p>s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5" draw:id="id9" draw:style-name="a33" draw:name="Quadro de texto 2" svg:x="0.08425in" svg:y="0.09488in" svg:width="4.95394in" svg:height="1.80157in">
              <draw:text-box>
                <text:p text:style-name="a24" text:class-names="" text:cond-style-name=""><text:span text:style-name="a23" text:class-names="">Há uma discrepância grande entre os valores teóricos e experimentais possivelmente causado por uma extrapolação da reta de calibração analítica, com uma diferença de 63%.</text:span></text:p>
                <text:p text:style-name="a26" text:class-names="" text:cond-style-name=""><text:span text:style-name="a25" text:class-names=""/></text:p>
                <text:p text:style-name="a28" text:class-names="" text:cond-style-name=""><text:span text:style-name="a27" text:class-names="">Segundo os cálculos, o tempo médio calculado ficou 50,77 minutos e o tempo de retenção igual a 0,728 minutos</text:span></text:p>
                <text:p text:style-name="a30" text:class-names="" text:cond-style-name=""><text:span text:style-name="a29" text:class-names=""/></text:p>
                <text:p text:style-name="a32" text:class-names="" text:cond-style-name=""><text:span text:style-name="a31" text:class-names="">O gráfico de E(t) se aproxima do ideal sem a presença de caminhos preferenciais ou bipass.</text:span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6" table:style-name="ce5"/>
          <table:table-cell table:number-columns-repeated="16378" table:style-name="ce1"/>
        </table:table-row>
        <table:table-row table:number-rows-repeated="8" table:style-name="ro1">
          <table:table-cell table:number-columns-repeated="6" table:style-name="ce5"/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  <table:table table:name="PFR_-_Limpo_-_Sem_defeito" table:style-name="ta2">
        <table:shapes>
          <draw:frame draw:z-index="1" draw:id="id10" draw:style-name="a34" draw:name="Chart 1" svg:x="6.25748in" svg:y="0.18976in" svg:width="4.17953in" svg:height="3.54409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11" draw:style-name="a35" draw:name="Chart 2" svg:x="11.01378in" svg:y="0.27283in" svg:width="4.17126in" svg:height="3.54291in" style:rel-width="scale" style:rel-height="scale">
            <draw:object xlink:href="Object 10/" xlink:type="simple" xlink:show="embed" xlink:actuate="onLoad"/>
            <svg:title/>
            <svg:desc/>
          </draw:frame>
          <draw:frame draw:z-index="3" draw:id="id12" draw:style-name="a36" draw:name="Chart 3" svg:x="6.29213in" svg:y="4.11614in" svg:width="4.09567in" svg:height="3.54173in" style:rel-width="scale" style:rel-height="scale">
            <draw:object xlink:href="Object 11/" xlink:type="simple" xlink:show="embed" xlink:actuate="onLoad"/>
            <svg:title/>
            <svg:desc/>
          </draw:frame>
          <draw:frame draw:z-index="4" draw:id="id13" draw:style-name="a37" draw:name="Chart 4" svg:x="11.08819in" svg:y="4.22559in" svg:width="4.00157in" svg:height="3.54173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7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number-columns-repeated="3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t(s)</text:p>
          </table:table-cell>
          <table:table-cell office:value-type="string" table:style-name="ce2">
            <text:p>Abs</text:p>
          </table:table-cell>
          <table:table-cell office:value-type="string" table:style-name="ce2">
            <text:p>C(t)</text:p>
          </table:table-cell>
          <table:table-cell office:value-type="string" table:style-name="ce2">
            <text:p>E(t)</text:p>
          </table:table-cell>
          <table:table-cell office:value-type="string" table:style-name="ce2">
            <text:p>t*E(t)</text:p>
          </table:table-cell>
          <table:table-cell office:value-type="string" table:style-name="ce2">
            <text:p>E(t)*(t-tm)²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6.0086*[.C2]" table:style-name="ce1">
            <text:p>0</text:p>
          </table:table-cell>
          <table:table-cell office:value-type="float" office:value="0" table:formula="of:=[.D2]/[.$B$20]" table:style-name="ce1">
            <text:p>0</text:p>
          </table:table-cell>
          <table:table-cell office:value-type="float" office:value="0" table:formula="of:=[.E2]*[.B2]" table:style-name="ce1">
            <text:p>0</text:p>
          </table:table-cell>
          <table:table-cell office:value-type="float" office:value="0" table:formula="of:=[.E2]*([.B2]-[.$B$21])^2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.489999999999998" table:style-name="ce1">
            <text:p>18.49</text:p>
          </table:table-cell>
          <table:table-cell office:value-type="float" office:value="0.30399999999999999" table:style-name="ce1">
            <text:p>0.304</text:p>
          </table:table-cell>
          <table:table-cell office:value-type="float" office:value="1.8266144" table:formula="of:=6.0086*[.C3]" table:style-name="ce1">
            <text:p>1.8266144</text:p>
          </table:table-cell>
          <table:table-cell office:value-type="float" office:value="2.3430148794253466E-2" table:formula="of:=[.D3]/[.$B$20]" table:style-name="ce1">
            <text:p>0.023430149</text:p>
          </table:table-cell>
          <table:table-cell office:value-type="float" office:value="0.43322345120574657" table:formula="of:=[.E3]*[.B3]" table:style-name="ce1">
            <text:p>0.433223451</text:p>
          </table:table-cell>
          <table:table-cell office:value-type="float" office:value="0.82669999799692195" table:formula="of:=[.E3]*([.B3]-[.$B$21])^2" table:style-name="ce1">
            <text:p>0.826699998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1.65" table:style-name="ce1">
            <text:p>21.65</text:p>
          </table:table-cell>
          <table:table-cell office:value-type="float" office:value="1.224" table:style-name="ce1">
            <text:p>1.224</text:p>
          </table:table-cell>
          <table:table-cell office:value-type="float" office:value="7.3545264000000001" table:formula="of:=6.0086*[.C4]" table:style-name="ce1">
            <text:p>7.3545264</text:p>
          </table:table-cell>
          <table:table-cell office:value-type="float" office:value="9.4337178040020536E-2" table:formula="of:=[.D4]/[.$B$20]" table:style-name="ce1">
            <text:p>0.094337178</text:p>
          </table:table-cell>
          <table:table-cell office:value-type="float" office:value="2.0423999045664445" table:formula="of:=[.E4]*[.B4]" table:style-name="ce1">
            <text:p>2.042399905</text:p>
          </table:table-cell>
          <table:table-cell office:value-type="float" office:value="0.72907544676449532" table:formula="of:=[.E4]*([.B4]-[.$B$21])^2" table:style-name="ce1">
            <text:p>0.729075447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.18" table:style-name="ce1">
            <text:p>25.18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5.3776970000000004" table:formula="of:=6.0086*[.C5]" table:style-name="ce1">
            <text:p>5.377697</text:p>
          </table:table-cell>
          <table:table-cell office:value-type="float" office:value="6.8980207798871221E-2" table:formula="of:=[.D5]/[.$B$20]" table:style-name="ce1">
            <text:p>0.068980208</text:p>
          </table:table-cell>
          <table:table-cell office:value-type="float" office:value="1.7369216323755774" table:formula="of:=[.E5]*[.B5]" table:style-name="ce1">
            <text:p>1.736921632</text:p>
          </table:table-cell>
          <table:table-cell office:value-type="float" office:value="3.8801366886865064E-2" table:formula="of:=[.E5]*([.B5]-[.$B$21])^2" table:style-name="ce1">
            <text:p>0.038801367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8.48" table:style-name="ce1">
            <text:p>28.48</text:p>
          </table:table-cell>
          <table:table-cell office:value-type="float" office:value="0.314" table:style-name="ce1">
            <text:p>0.314</text:p>
          </table:table-cell>
          <table:table-cell office:value-type="float" office:value="1.8867004000000001" table:formula="of:=6.0086*[.C6]" table:style-name="ce1">
            <text:p>1.8867004</text:p>
          </table:table-cell>
          <table:table-cell office:value-type="float" office:value="2.4200877373011805E-2" table:formula="of:=[.D6]/[.$B$20]" table:style-name="ce1">
            <text:p>0.024200877</text:p>
          </table:table-cell>
          <table:table-cell office:value-type="float" office:value="0.68924098758337615" table:formula="of:=[.E6]*[.B6]" table:style-name="ce1">
            <text:p>0.689240988</text:p>
          </table:table-cell>
          <table:table-cell office:value-type="float" office:value="0.39695489111082627" table:formula="of:=[.E6]*([.B6]-[.$B$21])^2" table:style-name="ce1">
            <text:p>0.396954891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2.01" table:style-name="ce1">
            <text:p>32.01</text:p>
          </table:table-cell>
          <table:table-cell office:value-type="float" office:value="0.124" table:style-name="ce1">
            <text:p>0.124</text:p>
          </table:table-cell>
          <table:table-cell office:value-type="float" office:value="0.74506640000000002" table:formula="of:=6.0086*[.C7]" table:style-name="ce1">
            <text:p>0.7450664</text:p>
          </table:table-cell>
          <table:table-cell office:value-type="float" office:value="9.5570343766033881E-3" table:formula="of:=[.D7]/[.$B$20]" table:style-name="ce1">
            <text:p>0.009557034</text:p>
          </table:table-cell>
          <table:table-cell office:value-type="float" office:value="0.30592067039507442" table:formula="of:=[.E7]*[.B7]" table:style-name="ce1">
            <text:p>0.30592067</text:p>
          </table:table-cell>
          <table:table-cell office:value-type="float" office:value="0.54911278995587465" table:formula="of:=[.E7]*([.B7]-[.$B$21])^2" table:style-name="ce1">
            <text:p>0.54911279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4.369999999999997" table:style-name="ce1">
            <text:p>34.37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0.48669660000000003" table:formula="of:=6.0086*[.C8]" table:style-name="ce1">
            <text:p>0.4866966</text:p>
          </table:table-cell>
          <table:table-cell office:value-type="float" office:value="6.2429014879425357E-3" table:formula="of:=[.D8]/[.$B$20]" table:style-name="ce1">
            <text:p>0.006242901</text:p>
          </table:table-cell>
          <table:table-cell office:value-type="float" office:value="0.21456852414058494" table:formula="of:=[.E8]*[.B8]" table:style-name="ce1">
            <text:p>0.214568524</text:p>
          </table:table-cell>
          <table:table-cell office:value-type="float" office:value="0.61682114145407885" table:formula="of:=[.E8]*([.B8]-[.$B$21])^2" table:style-name="ce1">
            <text:p>0.616821141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7.14" table:style-name="ce1">
            <text:p>37.14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0.36652460000000003" table:formula="of:=6.0086*[.C9]" table:style-name="ce1">
            <text:p>0.3665246</text:p>
          </table:table-cell>
          <table:table-cell office:value-type="float" office:value="4.7014443304258602E-3" table:formula="of:=[.D9]/[.$B$20]" table:style-name="ce1">
            <text:p>0.004701444</text:p>
          </table:table-cell>
          <table:table-cell office:value-type="float" office:value="0.17461164243201646" table:formula="of:=[.E9]*[.B9]" table:style-name="ce1">
            <text:p>0.174611642</text:p>
          </table:table-cell>
          <table:table-cell office:value-type="float" office:value="0.75949059305874822" table:formula="of:=[.E9]*([.B9]-[.$B$21])^2" table:style-name="ce1">
            <text:p>0.759490593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0.81" table:style-name="ce1">
            <text:p>40.81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0.31244719999999998" table:formula="of:=6.0086*[.C10]" table:style-name="ce1">
            <text:p>0.3124472</text:p>
          </table:table-cell>
          <table:table-cell office:value-type="float" office:value="4.0077886095433559E-3" table:formula="of:=[.D10]/[.$B$20]" table:style-name="ce1">
            <text:p>0.004007789</text:p>
          </table:table-cell>
          <table:table-cell office:value-type="float" office:value="0.16355785315546437" table:formula="of:=[.E10]*[.B10]" table:style-name="ce1">
            <text:p>0.163557853</text:p>
          </table:table-cell>
          <table:table-cell office:value-type="float" office:value="1.0753073182103647" table:formula="of:=[.E10]*([.B10]-[.$B$21])^2" table:style-name="ce1">
            <text:p>1.075307318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3.83" table:style-name="ce1">
            <text:p>43.83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0.26437840000000001" table:formula="of:=6.0086*[.C11]" table:style-name="ce1">
            <text:p>0.2643784</text:p>
          </table:table-cell>
          <table:table-cell office:value-type="float" office:value="3.3912057465366858E-3" table:formula="of:=[.D11]/[.$B$20]" table:style-name="ce1">
            <text:p>0.003391206</text:p>
          </table:table-cell>
          <table:table-cell office:value-type="float" office:value="0.14863654787070293" table:formula="of:=[.E11]*[.B11]" table:style-name="ce1">
            <text:p>0.148636548</text:p>
          </table:table-cell>
          <table:table-cell office:value-type="float" office:value="1.2763141947665468" table:formula="of:=[.E11]*([.B11]-[.$B$21])^2" table:style-name="ce1">
            <text:p>1.276314195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6.83" table:style-name="ce1">
            <text:p>46.83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0.2283268" table:formula="of:=6.0086*[.C12]" table:style-name="ce1">
            <text:p>0.2283268</text:p>
          </table:table-cell>
          <table:table-cell office:value-type="float" office:value="2.9287685992816833E-3" table:formula="of:=[.D12]/[.$B$20]" table:style-name="ce1">
            <text:p>0.002928769</text:p>
          </table:table-cell>
          <table:table-cell office:value-type="float" office:value="0.13715423350436123" table:formula="of:=[.E12]*[.B12]" table:style-name="ce1">
            <text:p>0.137154234</text:p>
          </table:table-cell>
          <table:table-cell office:value-type="float" office:value="1.4695389323755772" table:formula="of:=[.E12]*([.B12]-[.$B$21])^2" table:style-name="ce1">
            <text:p>1.469538932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0.34" table:style-name="ce1">
            <text:p>50.34</text:p>
          </table:table-cell>
          <table:table-cell office:value-type="float" office:value="3.1E-2" table:style-name="ce1">
            <text:p>0.031</text:p>
          </table:table-cell>
          <table:table-cell office:value-type="float" office:value="0.1862666" table:formula="of:=6.0086*[.C13]" table:style-name="ce1">
            <text:p>0.1862666</text:p>
          </table:table-cell>
          <table:table-cell office:value-type="float" office:value="2.389258594150847E-3" table:formula="of:=[.D13]/[.$B$20]" table:style-name="ce1">
            <text:p>0.002389259</text:p>
          </table:table-cell>
          <table:table-cell office:value-type="float" office:value="0.12027527762955365" table:formula="of:=[.E13]*[.B13]" table:style-name="ce1">
            <text:p>0.120275278</text:p>
          </table:table-cell>
          <table:table-cell office:value-type="float" office:value="1.6039764324199597" table:formula="of:=[.E13]*([.B13]-[.$B$21])^2" table:style-name="ce1">
            <text:p>1.603976432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3.78" table:style-name="ce1">
            <text:p>53.78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0.15021500000000002" table:formula="of:=6.0086*[.C14]" table:style-name="ce1">
            <text:p>0.150215</text:p>
          </table:table-cell>
          <table:table-cell office:value-type="float" office:value="1.9268214468958443E-3" table:formula="of:=[.D14]/[.$B$20]" table:style-name="ce1">
            <text:p>0.001926821</text:p>
          </table:table-cell>
          <table:table-cell office:value-type="float" office:value="0.10362445741405851" table:formula="of:=[.E14]*[.B14]" table:style-name="ce1">
            <text:p>0.103624457</text:p>
          </table:table-cell>
          <table:table-cell office:value-type="float" office:value="1.6598073478386357" table:formula="of:=[.E14]*([.B14]-[.$B$21])^2" table:style-name="ce1">
            <text:p>1.659807348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7.79" table:style-name="ce1">
            <text:p>57.79</text:p>
          </table:table-cell>
          <table:table-cell office:value-type="float" office:value="0.02" table:style-name="ce1">
            <text:p>0.02</text:p>
          </table:table-cell>
          <table:table-cell office:value-type="float" office:value="0.12017200000000001" table:formula="of:=6.0086*[.C15]" table:style-name="ce1">
            <text:p>0.120172</text:p>
          </table:table-cell>
          <table:table-cell office:value-type="float" office:value="1.5414571575166755E-3" table:formula="of:=[.D15]/[.$B$20]" table:style-name="ce1">
            <text:p>0.001541457</text:p>
          </table:table-cell>
          <table:table-cell office:value-type="float" office:value="8.9080809132888669E-2" table:formula="of:=[.E15]*[.B15]" table:style-name="ce1">
            <text:p>0.089080809</text:p>
          </table:table-cell>
          <table:table-cell office:value-type="float" office:value="1.71547163944587" table:formula="of:=[.E15]*([.B15]-[.$B$21])^2" table:style-name="ce1">
            <text:p>1.715471639</text:p>
          </table:table-cell>
          <table:table-cell table:number-columns-repeated="16377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61.64" table:style-name="ce3">
            <text:p>61.64</text:p>
          </table:table-cell>
          <table:table-cell office:value-type="float" office:value="1.4E-2" table:style-name="ce3">
            <text:p>0.014</text:p>
          </table:table-cell>
          <table:table-cell office:value-type="float" office:value="8.4120400000000012E-2" table:formula="of:=6.0086*[.C16]" table:style-name="ce3">
            <text:p>0.0841204</text:p>
          </table:table-cell>
          <table:table-cell office:value-type="float" office:value="1.0790200102616728E-3" table:formula="of:=[.D16]/[.$B$20]" table:style-name="ce3">
            <text:p>0.00107902</text:p>
          </table:table-cell>
          <table:table-cell office:value-type="float" office:value="6.6510793432529511E-2" table:formula="of:=[.E16]*[.B16]" table:style-name="ce3">
            <text:p>0.066510793</text:p>
          </table:table-cell>
          <table:table-cell office:value-type="float" office:value="1.4939939497901491" table:formula="of:=[.E16]*([.B16]-[.$B$21])^2" table:style-name="ce3">
            <text:p>1.49399395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1">
            <text:p>o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A (mg/L.s)</text:p>
          </table:table-cell>
          <table:table-cell office:value-type="float" office:value="77.959999999999994" table:style-name="ce4">
            <text:p>77.96</text:p>
          </table:table-cell>
          <table:table-cell table:style-name="ce1"/>
          <table:table-cell office:value-type="string" table:style-name="ce4">
            <text:p>Ateo (mg/L.s)</text:p>
          </table:table-cell>
          <table:table-cell office:value-type="float" office:value="46.58385093167702" table:formula="of:=1*1000/[.B25]*60" table:style-name="ce4">
            <text:p>46.5838509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1">
            <text:p>tm (s)</text:p>
          </table:table-cell>
          <table:table-cell office:value-type="float" office:value="24.43" table:style-name="ce11">
            <text:p>24.43</text:p>
          </table:table-cell>
          <table:table-cell table:style-name="ce1"/>
          <table:table-cell office:value-type="string" table:style-name="ce3">
            <text:p>Erro %</text:p>
          </table:table-cell>
          <table:table-cell office:value-type="float" office:value="67.354133333333309" table:formula="of:=ABS([.B20]-[.E20])/[.E20] * 100" table:style-name="ce3">
            <text:p>67.3541333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g²</text:p>
          </table:table-cell>
          <table:table-cell office:value-type="float" office:value="93.26" table:style-name="ce1">
            <text:p>93.2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ig</text:p>
          </table:table-cell>
          <table:table-cell office:value-type="float" office:value="9.657121724406295" table:formula="of:=SQRT([.B22])" table:style-name="ce10">
            <text:p>9.657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Q(mL/min)</text:p>
          </table:table-cell>
          <table:table-cell office:value-type="float" office:value="1288" table:formula="of:=12.88*100" table:style-name="ce4">
            <text:p>1288</text:p>
          </table:table-cell>
          <table:table-cell table:number-columns-repeated="2" table:style-name="ce1"/>
          <table:table-cell office:value-type="string" table:style-name="ce11">
            <text:p>aqui o erro/desvio <text:s/>é muito pequen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 (mL)</text:p>
          </table:table-cell>
          <table:table-cell office:value-type="float" office:value="469" table:style-name="ce1">
            <text:p>469</text:p>
          </table:table-cell>
          <table:table-cell table:number-columns-repeated="2" table:style-name="ce1"/>
          <table:table-cell office:value-type="string" table:style-name="ce11">
            <text:p>67% é muito alto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tau (min)</text:p>
          </table:table-cell>
          <table:table-cell office:value-type="float" office:value="0.3641304347826087" table:formula="of:=[.B26]/[.B25]" table:style-name="ce3">
            <text:p>0.364130435</text:p>
          </table:table-cell>
          <table:table-cell office:value-type="float" office:value="21.847826086956523" table:formula="of:=[.B27]*60" table:style-name="ce11">
            <text:p>21.84782609</text:p>
          </table:table-cell>
          <table:table-cell office:value-type="string" table:style-name="ce11">
            <text:p>em segundos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5">
            <draw:frame draw:z-index="5" draw:id="id14" draw:style-name="a48" draw:name="Quadro de texto 3" svg:x="0.10827in" svg:y="0.08268in" svg:width="4.95394in" svg:height="1.80157in">
              <draw:text-box>
                <text:p text:style-name="a39" text:class-names="" text:cond-style-name=""><text:span text:style-name="a38" text:class-names="">Houve discrepâncias entre os valores aferidos experimentalmente e os teóricos, com diferença de 67%, erro este causado provavelmente pela extrapolação da curva de calibração analítica.</text:span></text:p>
                <text:p text:style-name="a41" text:class-names="" text:cond-style-name=""><text:span text:style-name="a40" text:class-names=""/></text:p>
                <text:p text:style-name="a43" text:class-names="" text:cond-style-name=""><text:span text:style-name="a42" text:class-names="">O tempo médio definido foi 24,43 segundos, uma variância de 93,26 e desvio padrão de 9,657.</text:span></text:p>
                <text:p text:style-name="a45" text:class-names="" text:cond-style-name=""><text:span text:style-name="a44" text:class-names=""/></text:p>
                <text:p text:style-name="a47" text:class-names="" text:cond-style-name=""><text:span text:style-name="a46" text:class-names="">O comportamento dos gráficos é similar ao ideal, com um único pulso que gradualmente decai ao longo do tempo</text:span></text:p>
              </draw:text-box>
              <svg:title/>
              <svg:desc/>
            </draw:frame>
          </table:table-cell>
          <table:table-cell table:number-columns-repeated="5" table:style-name="ce5"/>
          <table:table-cell table:number-columns-repeated="16378"/>
        </table:table-row>
        <table:table-row table:number-rows-repeated="10" table:style-name="ro1">
          <table:table-cell table:number-columns-repeated="6" table:style-name="ce5"/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529</meta:generator>
    <dc:creator>Cliente</dc:creator>
    <meta:creation-date>2023-06-20T17:03:14Z</meta:creation-date>
    <dc:date>2023-07-10T19:59:22Z</dc:date>
    <meta:editing-cycles>8</meta:editing-cycles>
    <meta:editing-duration>PT2670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4.9196850393701pt" svg:width="286.9794488188977pt" chart:style-name="Crt0">
        <chart:title chart:style-name="CT00">
          <text:p text:style-name="a0" text:class-names="" text:cond-style-name="">C(t) x 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CSTR_-_Com_defeito.$C$2:.$C$12" chart:class="chart:scatter" chart:attached-axis="primary-y" chart:style-name="G0S0">
            <chart:domain table:cell-range-address="CSTR_-_Com_defeito.$A$2:.$A$12"/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7637795276pt" svg:width="300.3307086614173pt" chart:style-name="Crt0">
        <chart:title chart:style-name="CT00">
          <text:p text:style-name="a0" text:class-names="" text:cond-style-name="">E(t) x 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(t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empo (s)</text:p>
            </chart:title>
          </chart:axis>
          <chart:series chart:values-cell-range-address="PFR_-_Limpo_-_Sem_defeito.$E$2:.$E$16" chart:class="chart:scatter" chart:attached-axis="primary-y" chart:style-name="G0S0">
            <chart:domain table:cell-range-address="PFR_-_Limpo_-_Sem_defeito.$B$2:.$B$16"/>
            <chart:data-point chart:repeated="1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047244094488pt" svg:width="294.8881889763779pt" chart:style-name="Crt0">
        <chart:title chart:style-name="CT00">
          <text:p text:style-name="a0" text:class-names="" text:cond-style-name="">t.E(t) x 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.E(t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empo (s)</text:p>
            </chart:title>
          </chart:axis>
          <chart:series chart:values-cell-range-address="PFR_-_Limpo_-_Sem_defeito.$F$2:.$F$16" chart:class="chart:scatter" chart:attached-axis="primary-y" chart:style-name="G0S0">
            <chart:domain table:cell-range-address="PFR_-_Limpo_-_Sem_defeito.$B$2:.$B$16"/>
            <chart:data-point chart:repeated="15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047244094488pt" svg:width="288.1133858267716pt" chart:style-name="Crt0">
        <chart:title chart:style-name="CT00">
          <text:p text:style-name="a0" text:class-names="" text:cond-style-name="">E(t).(t-tm)²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igma²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empo(s)</text:p>
            </chart:title>
          </chart:axis>
          <chart:series chart:values-cell-range-address="PFR_-_Limpo_-_Sem_defeito.$G$2:.$G$16" chart:class="chart:scatter" chart:attached-axis="primary-y" chart:style-name="G0S0">
            <chart:domain table:cell-range-address="PFR_-_Limpo_-_Sem_defeito.$B$2:.$B$16"/>
            <chart:data-point chart:repeated="1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4.9196850393701pt" svg:width="279.7511811023622pt" chart:style-name="Crt0">
        <chart:title chart:style-name="CT00">
          <text:p text:style-name="a0" text:class-names="" text:cond-style-name="">E(t) x 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CSTR_-_Com_defeito.$D$2:.$D$12" chart:class="chart:scatter" chart:attached-axis="primary-y" chart:style-name="G0S0">
            <chart:domain table:cell-range-address="CSTR_-_Com_defeito.$A$2:.$A$12"/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286.1858267716535pt" chart:style-name="Crt0">
        <chart:title chart:style-name="CT00">
          <text:p text:style-name="a0" text:class-names="" text:cond-style-name="">E(t)*(t-tm) x 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CSTR_-_Com_defeito.$F$2:.$F$12" chart:class="chart:scatter" chart:attached-axis="primary-y" chart:style-name="G0S0">
            <chart:domain table:cell-range-address="CSTR_-_Com_defeito.$A$2:.$A$12"/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9967716535433pt" svg:width="282.5574803149606pt" chart:style-name="Crt0">
        <chart:title chart:style-name="CT00">
          <text:p text:style-name="a0" text:class-names="" text:cond-style-name="">E(t)*t x 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CSTR_-_Com_defeito.$E$2:.$E$12" chart:class="chart:scatter" chart:attached-axis="primary-y" chart:style-name="G0S0">
            <chart:domain table:cell-range-address="CSTR_-_Com_defeito.$A$2:.$A$12"/>
            <chart:data-point chart:repeated="1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4.8346456692913pt" svg:width="293.4425196850394pt" chart:style-name="Crt0">
        <chart:title chart:style-name="CT00">
          <text:p text:style-name="a0" text:class-names="" text:cond-style-name="">C(t) x 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 (pp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empo (s)</text:p>
            </chart:title>
          </chart:axis>
          <chart:series chart:values-cell-range-address="PFR_-_Limpo_-_Com_defeito.$D$2:.$D$18" chart:class="chart:scatter" chart:attached-axis="primary-y" chart:style-name="G0S0">
            <chart:domain table:cell-range-address="PFR_-_Limpo_-_Com_defeito.$B$2:.$B$18"/>
            <chart:data-point chart:repeated="1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4.8346456692913pt" svg:width="297.0992125984252pt" chart:style-name="Crt0">
        <chart:title chart:style-name="CT00">
          <text:p text:style-name="a0" text:class-names="" text:cond-style-name="">E(t) x 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(t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empo(s)</text:p>
            </chart:title>
          </chart:axis>
          <chart:series chart:values-cell-range-address="PFR_-_Limpo_-_Com_defeito.$E$2:.$E$18" chart:class="chart:scatter" chart:attached-axis="primary-y" chart:style-name="G0S0">
            <chart:domain table:cell-range-address="PFR_-_Limpo_-_Com_defeito.$B$2:.$B$18"/>
            <chart:data-point chart:repeated="17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9967716535433pt" svg:width="280.148031496063pt" chart:style-name="Crt0">
        <chart:title chart:style-name="CT00">
          <text:p text:style-name="a0" text:class-names="" text:cond-style-name="">t * E(t) x 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.E(t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(s)</text:p>
            </chart:title>
          </chart:axis>
          <chart:series chart:values-cell-range-address="PFR_-_Limpo_-_Com_defeito.$F$2:.$F$18" chart:class="chart:scatter" chart:attached-axis="primary-y" chart:style-name="G0S0">
            <chart:domain table:cell-range-address="PFR_-_Limpo_-_Com_defeito.$B$2:.$B$18"/>
            <chart:data-point chart:repeated="17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9967716535433pt" svg:width="286.2424409448819pt" chart:style-name="Crt0">
        <chart:title chart:style-name="CT00">
          <text:p text:style-name="a0" text:class-names="" text:cond-style-name="">E(t).(t-tm)²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igma²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(s)</text:p>
            </chart:title>
          </chart:axis>
          <chart:series chart:values-cell-range-address="PFR_-_Limpo_-_Com_defeito.$G$2:.$G$18" chart:class="chart:scatter" chart:attached-axis="primary-y" chart:style-name="G0S0">
            <chart:domain table:cell-range-address="PFR_-_Limpo_-_Com_defeito.$B$2:.$B$18"/>
            <chart:data-point chart:repeated="17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1748031496063pt" svg:width="300.9259842519685pt" chart:style-name="Crt0">
        <chart:title chart:style-name="CT00">
          <text:p text:style-name="a0" text:class-names="" text:cond-style-name="">C(t) x 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(pp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empo (s)</text:p>
            </chart:title>
          </chart:axis>
          <chart:series chart:values-cell-range-address="PFR_-_Limpo_-_Sem_defeito.$D$2:.$D$16" chart:class="chart:scatter" chart:attached-axis="primary-y" chart:style-name="G0S0">
            <chart:domain table:cell-range-address="PFR_-_Limpo_-_Sem_defeito.$B$2:.$B$16"/>
            <chart:data-point chart:repeated="15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